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width="0.06cm" draw:marker-start-width="0.29cm" draw:marker-end-width="0.29cm" draw:fill="none" draw:fill-color="#666666" draw:textarea-horizontal-align="justify" draw:textarea-vertical-align="middle" draw:auto-grow-height="false" fo:padding-top="0.155cm" fo:padding-bottom="0.155cm" fo:padding-left="0.28cm" fo:padding-right="0.28cm"/>
    </style:style>
    <style:style style:name="gr6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8cm" draw:marker-start-width="0.32cm" draw:marker-end-width="0.32cm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3cm" draw:marker-start-width="0.245cm" draw:marker-end-width="0.245cm" draw:fill="none" draw:fill-hatch-name="Blue_20_Crossed_20_45_20_Degrees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1.054cm"/>
    </style:style>
    <style:style style:name="gr10" style:family="graphic" style:parent-style-name="standard">
      <style:graphic-properties draw:stroke="none" svg:stroke-color="#000000" draw:fill="none" draw:fill-color="#ffffff" fo:min-height="1.103cm"/>
    </style:style>
    <style:style style:name="gr11" style:family="graphic" style:parent-style-name="standard">
      <style:graphic-properties draw:stroke="none" svg:stroke-color="#000000" draw:fill="none" draw:fill-color="#ffffff" fo:min-height="1.10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783cm" svg:height="0.605cm" svg:x="1.13cm" svg:y="0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3cm" svg:y1="0.71cm" svg:x2="3.913cm" svg:y2="0.71cm">
          <text:p/>
        </draw:line>
        <draw:line draw:style-name="gr3" draw:text-style-name="P1" draw:layer="layout" svg:x1="1.598cm" svg:y1="4.115cm" svg:x2="1.541cm" svg:y2="4.631cm">
          <text:p/>
        </draw:line>
        <draw:line draw:style-name="gr3" draw:text-style-name="P1" draw:layer="layout" svg:x1="1.53cm" svg:y1="4.551cm" svg:x2="2.08cm" svg:y2="5.225cm">
          <text:p/>
        </draw:line>
        <draw:line draw:style-name="gr3" draw:text-style-name="P1" draw:layer="layout" svg:x1="1.662cm" svg:y1="4.216cm" svg:x2="2.021cm" svg:y2="3.717cm">
          <text:p/>
        </draw:line>
        <draw:line draw:style-name="gr3" draw:text-style-name="P1" draw:layer="layout" svg:x1="1.53cm" svg:y1="4.551cm" svg:x2="1.673cm" svg:y2="5.225cm">
          <text:p/>
        </draw:line>
        <draw:line draw:style-name="gr3" draw:text-style-name="P1" draw:layer="layout" svg:x1="1.596cm" svg:y1="4.277cm" svg:x2="2.106cm" svg:y2="3.822cm">
          <text:p/>
        </draw:line>
        <draw:custom-shape draw:style-name="gr4" draw:text-style-name="P1" draw:layer="layout" svg:width="0.435cm" svg:height="0.435cm" draw:transform="rotate (-1.14650678563605) translate (1.602cm 3.642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0.607cm" svg:height="0.605cm" draw:transform="rotate (-1.96209914509284) translate (2.815cm 1.517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2.744cm" svg:y1="1.715cm" svg:x2="2.744cm" svg:y2="3.429cm">
          <text:p/>
        </draw:line>
        <draw:line draw:style-name="gr7" draw:text-style-name="P1" draw:layer="layout" svg:x1="2.441cm" svg:y1="0.71cm" svg:x2="2.441cm" svg:y2="1.715cm">
          <text:p/>
        </draw:line>
        <draw:custom-shape draw:style-name="gr5" draw:text-style-name="P1" draw:layer="layout" svg:width="0.607cm" svg:height="0.605cm" draw:transform="rotate (-1.96209914509284) translate (3.464cm 3.359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3.394cm" svg:y1="0.71cm" svg:x2="3.394cm" svg:y2="3.539cm">
          <text:p/>
        </draw:line>
        <draw:line draw:style-name="gr6" draw:text-style-name="P1" draw:layer="layout" svg:x1="2.1cm" svg:y1="1.724cm" svg:x2="2.1cm" svg:y2="3.847cm">
          <text:p/>
        </draw:line>
        <draw:line draw:style-name="gr6" draw:text-style-name="P1" draw:layer="layout" svg:x1="3.069cm" svg:y1="3.557cm" svg:x2="3.069cm" svg:y2="4.292cm">
          <text:p/>
        </draw:line>
        <draw:custom-shape draw:style-name="gr8" draw:text-style-name="P1" draw:layer="layout" svg:width="1.083cm" svg:height="0.541cm" svg:x="2.519cm" svg:y="4.29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624cm" svg:height="1.304cm" svg:x="2.6cm" svg:y="3.896cm">
          <draw:text-box>
            <text:p text:style-name="P2"><text:span text:style-name="T1">m</text:span></text:p>
          </draw:text-box>
        </draw:frame>
        <draw:frame draw:style-name="gr10" draw:text-style-name="P2" draw:layer="layout" svg:width="1.624cm" svg:height="1.353cm" svg:x="1.206cm" svg:y="0.75cm">
          <draw:text-box>
            <text:p text:style-name="P2">A</text:p>
          </draw:text-box>
        </draw:frame>
        <draw:frame draw:style-name="gr11" draw:text-style-name="P2" draw:layer="layout" svg:width="1.083cm" svg:height="1.354cm" svg:x="3.371cm" svg:y="2.915cm">
          <draw:text-box>
            <text:p text:style-name="P2">B</text:p>
          </draw:text-box>
        </draw:frame>
        <draw:custom-shape draw:style-name="gr1" draw:text-style-name="P1" draw:layer="layout" svg:width="2.783cm" svg:height="0.585cm" svg:x="1.13cm" svg:y="5.251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layout" svg:x1="1.13cm" svg:y1="5.258cm" svg:x2="3.913cm" svg:y2="5.2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05-04T19:23:29</meta:creation-date>
    <dc:creator>nasa </dc:creator>
    <dc:date>2010-07-10T21:58:23</dc:date>
    <meta:editing-cycles>26</meta:editing-cycles>
    <meta:editing-duration>PT07H32M07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